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ttributeGroup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getAttributeUse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AttributeGroup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validRestrictionOf( String typeName , XSAttributeGroupDecl baseGroup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XSAttributeGroupDecl.removeProhibitedAttr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AttributeGroupDec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getAttribute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AttributeGroupDecl.addAttributeUse( XSAttributeUseImpl attr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AttributeGroupDecl.resize( XSAttributeUseImpl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GroupDecl.getAttributeU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AttributeGroup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Group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